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8.005cm" fo:min-width="7.967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6.893cm" fo:min-width="6.949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6.893cm" fo:min-width="6.878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1.655cm" fo:min-width="3.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655cm" fo:min-width="3.31cm"/>
      <style:paragraph-properties style:writing-mode="lr-tb"/>
    </style:style>
    <style:style style:name="gr7" style:family="graphic" style:parent-style-name="objectwithoutfill">
      <style:graphic-properties svg:stroke-width="0cm" svg:stroke-color="#000000" draw:marker-start-width="0.203cm" draw:marker-end="Arrowheads_20_1" draw:marker-end-width="0.305cm" draw:fill="none" draw:textarea-vertical-align="middle" fo:padding-top="0.126cm" fo:padding-bottom="0.126cm" fo:padding-left="0.251cm" fo:padding-right="0.251cm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4.83cm" fo:min-width="4.58cm"/>
      <style:paragraph-properties style:writing-mode="lr-tb"/>
    </style:style>
    <style:style style:name="gr20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27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28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29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30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heads_20_38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44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45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69cm"/>
      <style:paragraph-properties style:writing-mode="lr-tb"/>
    </style:style>
    <style:style style:name="gr30" style:family="graphic" style:parent-style-name="standard">
      <style:graphic-properties draw:fill="solid" draw:fill-color="#00ffff" draw:textarea-horizontal-align="justify" draw:textarea-vertical-align="middle" draw:auto-grow-height="false" fo:min-height="1.02cm" fo:min-width="3.31cm"/>
      <style:paragraph-properties style:writing-mode="lr-tb"/>
    </style:style>
    <style:style style:name="gr31" style:family="graphic" style:parent-style-name="objectwithoutfill">
      <style:graphic-properties svg:stroke-color="#000000" draw:marker-end="Arrowheads_20_46" draw:marker-end-width="0.3cm" draw:fill="none" draw:textarea-vertical-align="middle"/>
    </style:style>
    <style:style style:name="gr32" style:family="graphic" style:parent-style-name="standard">
      <style:graphic-properties draw:fill="solid" draw:fill-color="#81d41a" draw:textarea-horizontal-align="justify" draw:textarea-vertical-align="middle" draw:auto-grow-height="false" fo:min-height="0.98cm" fo:min-width="4.58cm"/>
      <style:paragraph-properties style:writing-mode="lr-tb"/>
    </style:style>
    <style:style style:name="gr33" style:family="graphic" style:parent-style-name="objectwithoutfill">
      <style:graphic-properties svg:stroke-color="#000000" draw:marker-end="Arrowheads_20_48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35" style:family="graphic" style:parent-style-name="objectwithoutfill">
      <style:graphic-properties svg:stroke-color="#000000" draw:marker-end="Arrowheads_20_49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Arrowheads_20_50" draw:marker-end-width="0.3cm" draw:fill="none" draw:textarea-vertical-align="middle"/>
    </style:style>
    <style:style style:name="gr37" style:family="graphic" style:parent-style-name="objectwithoutfill">
      <style:graphic-properties svg:stroke-color="#000000" draw:marker-end="Arrowheads_20_52" draw:marker-end-width="0.3cm" draw:fill="none" draw:textarea-vertical-align="middle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48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style:paragraph-properties fo:text-align="center" style:writing-mode="lr-tb"/>
      <style:text-properties fo:font-size="13.5pt"/>
    </style:style>
    <style:style style:name="P3" style:family="paragraph">
      <loext:graphic-properties draw:fill="solid" draw:fill-color="#00ffff"/>
      <style:paragraph-properties fo:text-align="center" style:writing-mode="lr-tb"/>
      <style:text-properties fo:font-size="13.5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.5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  <style:text-properties fo:font-size="13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729fcf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solid" draw:fill-color="#81d41a"/>
      <style:paragraph-properties fo:text-align="center" style:writing-mode="lr-tb"/>
      <style:text-properties fo:font-size="13.5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3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467cm" svg:height="8.255cm" svg:x="0.393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49cm" svg:height="7.143cm" svg:x="10.806cm" svg:y="2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78cm" svg:height="7.143cm" svg:x="10.795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81cm" svg:height="1.905cm" svg:x="4.415cm" svg:y="8.825cm">
          <text:p text:style-name="P2"><text:span text:style-name="T1">molecular data prepar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81cm" svg:height="1.905cm" svg:x="4.415cm" svg:y="6.425cm">
          <text:p text:style-name="P2"><text:span text:style-name="T1">data </text:span></text:p>
          <text:p text:style-name="P4"><text:span text:style-name="T2">archiver/</text:span><text:span text:style-name="T1">retrie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81cm" svg:height="1.905cm" svg:x="4.415cm" svg:y="11.225cm">
          <text:p text:style-name="P2"><text:span text:style-name="T1">spectrum visualize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175cm" svg:height="1.673cm" svg:x="0.605cm" svg:y="8.89cm">
          <draw:text-box>
            <text:p>data manager</text:p>
          </draw:text-box>
        </draw:frame>
        <draw:custom-shape draw:style-name="gr4" draw:text-style-name="P3" draw:layer="layout" svg:width="3.81cm" svg:height="1.905cm" svg:x="13.915cm" svg:y="5.425cm">
          <text:p text:style-name="P2"><text:span text:style-name="T1">QC actu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81cm" svg:height="1.905cm" svg:x="13.915cm" svg:y="3.025cm">
          <text:p text:style-name="P2"><text:span text:style-name="T1">job prepar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905cm" svg:x="13.915cm" svg:y="7.825cm">
          <text:p text:style-name="P2"><text:span text:style-name="T1">job manage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175cm" svg:height="1.673cm" svg:x="10.706cm" svg:y="5.591cm">
          <draw:text-box>
            <text:p>job runner</text:p>
          </draw:text-box>
        </draw:frame>
        <draw:custom-shape draw:style-name="gr4" draw:text-style-name="P3" draw:layer="layout" svg:width="3.81cm" svg:height="1.905cm" svg:x="14.015cm" svg:y="14.025cm">
          <text:p text:style-name="P2"><text:span text:style-name="T1">model tr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3.81cm" svg:height="1.905cm" svg:x="14.015cm" svg:y="11.625cm">
          <text:p text:style-name="P2"><text:span text:style-name="T1">descriptor 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81cm" svg:height="1.905cm" svg:x="14.015cm" svg:y="16.425cm">
          <text:p text:style-name="P2"><text:span text:style-name="T1">model predictor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175cm" svg:height="1.673cm" svg:x="10.806cm" svg:y="14.091cm">
          <draw:text-box>
            <text:p>AI modeler</text:p>
          </draw:text-box>
        </draw:frame>
        <draw:custom-shape draw:style-name="gr6" draw:text-style-name="P6" draw:layer="layout" svg:width="3.81cm" svg:height="1.905cm" svg:x="4.415cm" svg:y="2.125cm">
          <text:p text:style-name="P2"><text:span text:style-name="T1">NA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1.905cm" svg:x="20.815cm" svg:y="1.325cm">
          <text:p text:style-name="P2"><text:span text:style-name="T1">external QC packages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02cm" svg:y1="6.425cm" svg:x2="6.02cm" svg:y2="4.03cm">
          <text:p/>
        </draw:line>
        <draw:line draw:style-name="gr8" draw:text-style-name="P7" xml:id="id11" draw:id="id11" draw:layer="layout" svg:x1="6.32cm" svg:y1="8.825cm" svg:x2="6.32cm" svg:y2="8.33cm">
          <text:p/>
        </draw:line>
        <draw:connector draw:style-name="gr9" draw:text-style-name="P7" draw:layer="layout" svg:x1="6.32cm" svg:y1="13.13cm" svg:x2="8.225cm" svg:y2="7.377cm" draw:start-shape="id1" draw:start-glue-point="2" draw:end-shape="id2" draw:end-glue-point="1" svg:d="M6320 13130v500h2406v-6253h-501" svg:viewBox="0 0 2407 6254">
          <text:p/>
        </draw:connector>
        <draw:connector draw:style-name="gr10" draw:text-style-name="P7" draw:layer="layout" svg:x1="14.015cm" svg:y1="17.377cm" svg:x2="4.415cm" svg:y2="7.377cm" draw:start-shape="id3" draw:start-glue-point="3" draw:end-shape="id2" draw:end-glue-point="3" svg:d="M14015 17377h-10101v-10000h501" svg:viewBox="0 0 10102 10001">
          <text:p/>
        </draw:connector>
        <draw:line draw:style-name="gr11" draw:text-style-name="P7" draw:layer="layout" svg:x1="15.845cm" svg:y1="13.53cm" svg:x2="15.845cm" svg:y2="14.025cm">
          <text:p/>
        </draw:line>
        <draw:line draw:style-name="gr11" draw:text-style-name="P7" draw:layer="layout" svg:x1="15.845cm" svg:y1="15.93cm" svg:x2="15.845cm" svg:y2="16.425cm">
          <text:p/>
        </draw:line>
        <draw:line draw:style-name="gr12" draw:text-style-name="P7" draw:layer="layout" svg:x1="17.825cm" svg:y1="17.245cm" svg:x2="20.32cm" svg:y2="17.245cm">
          <text:p/>
        </draw:line>
        <draw:line draw:style-name="gr11" draw:text-style-name="P7" draw:layer="layout" svg:x1="15.845cm" svg:y1="4.93cm" svg:x2="15.845cm" svg:y2="5.425cm">
          <text:p/>
        </draw:line>
        <draw:line draw:style-name="gr11" draw:text-style-name="P7" draw:layer="layout" svg:x1="15.845cm" svg:y1="7.33cm" svg:x2="15.845cm" svg:y2="7.825cm">
          <text:p/>
        </draw:line>
        <draw:custom-shape draw:style-name="gr6" draw:text-style-name="P6" xml:id="id7" draw:id="id7" draw:layer="layout" svg:width="3.81cm" svg:height="1.905cm" svg:x="20.815cm" svg:y="4.025cm">
          <text:p text:style-name="P2"><text:span text:style-name="T1">external HPC system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7.725cm" svg:y1="8.89cm" svg:x2="20.815cm" svg:y2="4.977cm">
          <text:p/>
        </draw:line>
        <draw:line draw:style-name="gr14" draw:text-style-name="P7" xml:id="id10" draw:id="id10" draw:layer="layout" svg:x1="20.815cm" svg:y1="4.977cm" svg:x2="17.825cm" svg:y2="12.7cm">
          <text:p/>
        </draw:line>
        <draw:frame draw:style-name="gr15" draw:text-style-name="P8" draw:layer="layout" svg:width="3.219cm" svg:height="0.645cm" draw:transform="rotate (0.919788515801012) translate (17.989cm 7.625cm)">
          <draw:text-box>
            <text:p><text:span text:style-name="T3">job submission</text:span></text:p>
          </draw:text-box>
        </draw:frame>
        <draw:custom-shape draw:style-name="gr6" draw:text-style-name="P6" draw:layer="layout" svg:width="3.81cm" svg:height="1.905cm" svg:x="20.315cm" svg:y="16.325cm">
          <text:p text:style-name="P2"><text:span text:style-name="T1">applic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3.81cm" svg:height="1.905cm" svg:x="0.315cm" svg:y="2.125cm">
          <text:p text:style-name="P2"><text:span text:style-name="T1">data resources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2.22cm" svg:y1="4.03cm" svg:x2="4.415cm" svg:y2="9.777cm" draw:start-shape="id4" draw:start-glue-point="2" draw:end-shape="id5" draw:end-glue-point="3" svg:d="M2220 4030v5747h2195" svg:viewBox="0 0 2196 5748">
          <text:p/>
        </draw:connector>
        <draw:custom-shape draw:style-name="gr6" draw:text-style-name="P6" draw:layer="layout" svg:width="3.81cm" svg:height="1.905cm" svg:x="20.315cm" svg:y="14.125cm">
          <text:p text:style-name="P2"><text:span text:style-name="T1">external ML packages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0.315cm" svg:y1="15.04cm" svg:x2="17.825cm" svg:y2="15.04cm">
          <text:p/>
        </draw:line>
        <draw:connector draw:style-name="gr18" draw:text-style-name="P7" draw:layer="layout" draw:line-skew="-1.545cm" svg:x1="8.225cm" svg:y1="9.777cm" svg:x2="13.915cm" svg:y2="3.977cm" draw:start-shape="id5" draw:end-shape="id6" draw:end-glue-point="3" svg:d="M8225 9777h1300v-5800h4390" svg:viewBox="0 0 5691 5801">
          <text:p/>
        </draw:connector>
        <draw:custom-shape draw:style-name="gr19" draw:text-style-name="P9" xml:id="id8" draw:id="id8" draw:layer="layout" svg:width="5.08cm" svg:height="5.08cm" svg:x="19.485cm" svg:y="8.255cm">
          <text:p/>
          <draw:enhanced-geometry svg:viewBox="0 0 21600 21600" draw:type="rectangle" draw:enhanced-path="M 0 0 L 21600 0 21600 21600 0 21600 0 0 Z N"/>
        </draw:custom-shape>
        <draw:connector draw:style-name="gr20" draw:text-style-name="P7" draw:layer="layout" draw:line-skew="-4.36cm" svg:x1="20.815cm" svg:y1="4.977cm" svg:x2="8.225cm" svg:y2="12.177cm" draw:start-shape="id7" draw:end-shape="id1" draw:end-glue-point="1" svg:d="M20815 4977h-10655v7200h-1935" svg:viewBox="0 0 12591 7201">
          <text:p/>
        </draw:connector>
        <draw:frame draw:style-name="gr15" draw:text-style-name="P8" draw:layer="layout" svg:width="5.715cm" svg:height="0.645cm" svg:x="11.93cm" svg:y="10.06cm">
          <draw:text-box>
            <text:p><text:span text:style-name="T3">spectroscopy simulation results</text:span></text:p>
          </draw:text-box>
        </draw:frame>
        <draw:line draw:style-name="gr21" draw:text-style-name="P7" draw:layer="layout" svg:x1="20.815cm" svg:y1="2.54cm" svg:x2="17.725cm" svg:y2="6.35cm">
          <text:p/>
        </draw:line>
        <draw:connector draw:style-name="gr22" draw:text-style-name="P7" draw:layer="layout" draw:line-skew="-4.43cm" svg:x1="19.485cm" svg:y1="10.795cm" svg:x2="8.225cm" svg:y2="12.177cm" draw:start-shape="id8" draw:start-glue-point="3" draw:end-shape="id1" draw:end-glue-point="1" svg:d="M19485 10795h-10060v1382h-1200" svg:viewBox="0 0 11261 1383">
          <text:p/>
        </draw:connector>
        <draw:frame draw:style-name="gr15" draw:text-style-name="P8" draw:layer="layout" svg:width="5.715cm" svg:height="0.645cm" draw:transform="rotate (1.57428698529889) translate (10.076cm 10.641cm)">
          <draw:text-box>
            <text:p><text:span text:style-name="T3">spectroscopy simulation results</text:span></text:p>
          </draw:text-box>
        </draw:frame>
        <draw:frame draw:style-name="gr15" draw:text-style-name="P8" draw:layer="layout" svg:width="2.266cm" svg:height="0.645cm" draw:transform="rotate (1.29660510130659) translate (22.861cm 7.98cm)">
          <draw:text-box>
            <text:p><text:span text:style-name="T3">job results</text:span></text:p>
          </draw:text-box>
        </draw:frame>
        <draw:frame draw:style-name="gr15" draw:text-style-name="P8" draw:layer="layout" svg:width="2.266cm" svg:height="0.645cm" draw:transform="rotate (1.15942222209983) translate (18.431cm 9.286cm)">
          <draw:text-box>
            <text:p><text:span text:style-name="T3">job results</text:span></text:p>
          </draw:text-box>
        </draw:frame>
        <draw:connector draw:style-name="gr23" draw:text-style-name="P7" draw:layer="layout" svg:x1="19.485cm" svg:y1="10.795cm" svg:x2="15.92cm" svg:y2="11.625cm" draw:start-shape="id8" draw:start-glue-point="3" draw:end-shape="id9" draw:end-glue-point="0" svg:d="M19485 10795h-3565v830" svg:viewBox="0 0 3566 831">
          <text:p/>
        </draw:connector>
        <draw:connector draw:style-name="gr24" draw:text-style-name="P7" draw:layer="layout" draw:line-skew="3.144cm 2.635cm" svg:x1="22.742cm" svg:y1="5.93cm" svg:x2="17.825cm" svg:y2="8.838cm" draw:end-shape="id10" draw:end-glue-point="3" svg:d="M22742 5930v1690h-2814v1218h-2103" svg:viewBox="0 0 4918 2909">
          <text:p/>
        </draw:connector>
        <draw:frame draw:style-name="gr15" draw:text-style-name="P8" draw:layer="layout" svg:width="2.289cm" svg:height="0.645cm" svg:x="20.331cm" svg:y="7.561cm">
          <draw:text-box>
            <text:p><text:span text:style-name="T3">job status</text:span></text:p>
          </draw:text-box>
        </draw:frame>
        <draw:line draw:style-name="gr25" draw:text-style-name="P7" draw:layer="layout" svg:x1="23.495cm" svg:y1="5.93cm" svg:x2="22.86cm" svg:y2="8.255cm">
          <text:p/>
        </draw:line>
        <draw:frame draw:style-name="gr15" draw:text-style-name="P8" draw:layer="layout" svg:width="2.289cm" svg:height="0.645cm" draw:transform="rotate (1.56416407563732) translate (24.509cm 7.814cm)">
          <draw:text-box>
            <text:p><text:span text:style-name="T3">job results</text:span></text:p>
          </draw:text-box>
        </draw:frame>
        <draw:connector draw:style-name="gr26" draw:text-style-name="P7" draw:layer="layout" svg:x1="24.625cm" svg:y1="4.977cm" svg:x2="6.32cm" svg:y2="8.33cm" draw:start-shape="id7" draw:start-glue-point="1" draw:end-shape="id11" draw:end-glue-point="0" svg:d="M24625 4977h501v3353h-18806" svg:viewBox="0 0 18807 3354">
          <text:p/>
        </draw:connector>
        <draw:connector draw:style-name="gr27" draw:text-style-name="P7" draw:layer="layout" svg:x1="22.025cm" svg:y1="13.335cm" svg:x2="25.109cm" svg:y2="8.308cm" draw:start-shape="id8" draw:start-glue-point="2" svg:d="M22025 13335v501h3084v-5528" svg:viewBox="0 0 3085 5529">
          <text:p/>
        </draw:connector>
        <draw:frame draw:style-name="gr15" draw:text-style-name="P8" draw:layer="layout" svg:width="5.715cm" svg:height="0.645cm" draw:transform="rotate (1.5711453926453) translate (24.467cm 14.04cm)">
          <draw:text-box>
            <text:p><text:span text:style-name="T3">spectroscopy simulation results</text:span></text:p>
          </draw:text-box>
        </draw:frame>
        <draw:line draw:style-name="gr28" draw:text-style-name="P7" draw:layer="layout" svg:x1="19.485cm" svg:y1="10.795cm" svg:x2="17.825cm" svg:y2="12.7cm">
          <text:p/>
        </draw:line>
        <draw:frame draw:style-name="gr29" draw:text-style-name="P5" draw:layer="layout" svg:width="4.445cm" svg:height="1.719cm" svg:x="19.685cm" svg:y="11.43cm">
          <draw:text-box>
            <text:p>spectroscopy simulator</text:p>
          </draw:text-box>
        </draw:frame>
        <draw:custom-shape draw:style-name="gr30" draw:text-style-name="P3" draw:layer="layout" svg:width="3.81cm" svg:height="1.27cm" svg:x="20.32cm" svg:y="8.29cm">
          <text:p text:style-name="P2"><text:span text:style-name="T1">result 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3.81cm" svg:height="1.27cm" svg:x="19.52cm" svg:y="10.19cm">
          <text:p text:style-name="P2"><text:span text:style-name="T1">signal sim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7" draw:layer="layout" svg:x1="22.025cm" svg:y1="9.56cm" svg:x2="21.59cm" svg:y2="10.19cm">
          <text:p/>
        </draw:line>
        <draw:custom-shape draw:style-name="gr32" draw:text-style-name="P10" draw:layer="layout" svg:width="5.08cm" svg:height="1.23cm" svg:x="9.035cm" svg:y="0.2cm">
          <text:p text:style-name="P2"><text:span text:style-name="T1">upstream programs</text:span></text:p>
          <draw:enhanced-geometry svg:viewBox="0 0 21600 21600" draw:type="rectangle" draw:enhanced-path="M 0 0 L 21600 0 21600 21600 0 21600 0 0 Z N"/>
        </draw:custom-shape>
        <draw:line draw:style-name="gr33" draw:text-style-name="P7" draw:layer="layout" svg:x1="14.115cm" svg:y1="0.635cm" svg:x2="15.875cm" svg:y2="2.77cm">
          <text:p/>
        </draw:line>
        <draw:frame draw:style-name="gr34" draw:text-style-name="P8" draw:layer="layout" svg:width="2.289cm" svg:height="1.039cm" svg:x="14.856cm" svg:y="0.77cm">
          <draw:text-box>
            <text:p><text:span text:style-name="T3">calculation requests</text:span></text:p>
          </draw:text-box>
        </draw:frame>
        <draw:line draw:style-name="gr35" draw:text-style-name="P7" draw:layer="layout" svg:x1="7.62cm" svg:y1="5.715cm" svg:x2="9.525cm" svg:y2="1.43cm">
          <text:p/>
        </draw:line>
        <draw:line draw:style-name="gr36" draw:text-style-name="P7" draw:layer="layout" svg:x1="13.97cm" svg:y1="2.77cm" svg:x2="12.7cm" svg:y2="1.43cm">
          <text:p/>
        </draw:line>
        <draw:frame draw:style-name="gr15" draw:text-style-name="P8" draw:layer="layout" svg:width="2.289cm" svg:height="0.645cm" svg:x="11.057cm" svg:y="1.771cm">
          <draw:text-box>
            <text:p><text:span text:style-name="T3">job reports</text:span></text:p>
          </draw:text-box>
        </draw:frame>
        <draw:frame draw:style-name="gr34" draw:text-style-name="P8" draw:layer="layout" svg:width="2.289cm" svg:height="1.039cm" svg:x="8.658cm" svg:y="2.872cm">
          <draw:text-box>
            <text:p><text:span text:style-name="T3">data reports</text:span></text:p>
          </draw:text-box>
        </draw:frame>
        <draw:line draw:style-name="gr37" draw:text-style-name="P7" draw:layer="layout" svg:x1="6.35cm" svg:y1="4.03cm" svg:x2="6.32cm" svg:y2="6.425cm">
          <text:p/>
        </draw:line>
        <presentation:notes draw:style-name="dp2">
          <draw:page-thumbnail draw:style-name="gr38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8.467cm" svg:height="8.255cm" svg:x="0.393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49cm" svg:height="7.143cm" svg:x="10.806cm" svg:y="2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78cm" svg:height="7.143cm" svg:x="10.795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6" draw:id="id16" draw:layer="layout" svg:width="3.81cm" svg:height="1.905cm" svg:x="4.415cm" svg:y="8.825cm">
          <text:p text:style-name="P2"><text:span text:style-name="T1">物质数据准备器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3.81cm" svg:height="1.905cm" svg:x="4.415cm" svg:y="6.425cm">
          <text:p text:style-name="P2"><text:span text:style-name="T1">数据归档器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3.81cm" svg:height="1.905cm" svg:x="4.415cm" svg:y="11.225cm">
          <text:p text:style-name="P2"><text:span text:style-name="T1">光谱展示器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175cm" svg:height="2.089cm" svg:x="0.605cm" svg:y="10.16cm">
          <draw:text-box>
            <text:p>数据管理器</text:p>
          </draw:text-box>
        </draw:frame>
        <draw:custom-shape draw:style-name="gr4" draw:text-style-name="P3" draw:layer="layout" svg:width="3.81cm" svg:height="1.905cm" svg:x="13.915cm" svg:y="5.425cm">
          <text:p text:style-name="P2"><text:span text:style-name="T1">计算引擎</text:span></text:p>
          <text:p text:style-name="P2"><text:span text:style-name="T1">管理器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7" draw:id="id17" draw:layer="layout" svg:width="3.81cm" svg:height="1.905cm" svg:x="13.915cm" svg:y="3.025cm">
          <text:p text:style-name="P2"><text:span text:style-name="T1">作业准备器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905cm" svg:x="13.915cm" svg:y="7.825cm">
          <text:p text:style-name="P2"><text:span text:style-name="T1">作业管理器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175cm" svg:height="2.089cm" svg:x="10.706cm" svg:y="5.591cm">
          <draw:text-box>
            <text:p>作业运行器</text:p>
          </draw:text-box>
        </draw:frame>
        <draw:custom-shape draw:style-name="gr4" draw:text-style-name="P3" draw:layer="layout" svg:width="3.81cm" svg:height="1.905cm" svg:x="14.015cm" svg:y="14.025cm">
          <text:p text:style-name="P2"><text:span text:style-name="T1">模型训练器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0" draw:id="id20" draw:layer="layout" svg:width="3.81cm" svg:height="1.905cm" svg:x="14.015cm" svg:y="11.625cm">
          <text:p text:style-name="P2"><text:span text:style-name="T1">描述符</text:span></text:p>
          <text:p text:style-name="P2"><text:span text:style-name="T1">生成器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3.81cm" svg:height="1.905cm" svg:x="14.015cm" svg:y="16.425cm">
          <text:p text:style-name="P2"><text:span text:style-name="T1">模型预测器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175cm" svg:height="2.089cm" svg:x="10.806cm" svg:y="14.091cm">
          <draw:text-box>
            <text:p>人工智能模拟器</text:p>
          </draw:text-box>
        </draw:frame>
        <draw:custom-shape draw:style-name="gr6" draw:text-style-name="P6" draw:layer="layout" svg:width="3.81cm" svg:height="1.905cm" svg:x="4.415cm" svg:y="2.125cm">
          <text:p text:style-name="P2"><text:span text:style-name="T1">网络储存</text:span></text:p>
          <text:p text:style-name="P2"><text:span text:style-name="T1">设备</text:span><text:span text:style-name="T1">(NAS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81cm" svg:height="1.905cm" svg:x="20.815cm" svg:y="1.325cm">
          <text:p text:style-name="P2"><text:span text:style-name="T1">外部计算软件包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02cm" svg:y1="6.425cm" svg:x2="6.02cm" svg:y2="4.03cm">
          <text:p/>
        </draw:line>
        <draw:line draw:style-name="gr8" draw:text-style-name="P7" xml:id="id22" draw:id="id22" draw:layer="layout" svg:x1="6.32cm" svg:y1="8.825cm" svg:x2="6.32cm" svg:y2="8.33cm">
          <text:p/>
        </draw:line>
        <draw:connector draw:style-name="gr9" draw:text-style-name="P7" draw:layer="layout" svg:x1="6.32cm" svg:y1="13.13cm" svg:x2="8.225cm" svg:y2="7.377cm" draw:start-shape="id12" draw:start-glue-point="2" draw:end-shape="id13" draw:end-glue-point="1" svg:d="M6320 13130v500h2406v-6253h-501" svg:viewBox="0 0 2407 6254">
          <text:p/>
        </draw:connector>
        <draw:connector draw:style-name="gr10" draw:text-style-name="P7" draw:layer="layout" svg:x1="14.015cm" svg:y1="17.377cm" svg:x2="4.415cm" svg:y2="7.377cm" draw:start-shape="id14" draw:start-glue-point="3" draw:end-shape="id13" draw:end-glue-point="3" svg:d="M14015 17377h-10101v-10000h501" svg:viewBox="0 0 10102 10001">
          <text:p/>
        </draw:connector>
        <draw:line draw:style-name="gr11" draw:text-style-name="P7" draw:layer="layout" svg:x1="15.845cm" svg:y1="13.53cm" svg:x2="15.845cm" svg:y2="14.025cm">
          <text:p/>
        </draw:line>
        <draw:line draw:style-name="gr11" draw:text-style-name="P7" draw:layer="layout" svg:x1="15.845cm" svg:y1="15.93cm" svg:x2="15.845cm" svg:y2="16.425cm">
          <text:p/>
        </draw:line>
        <draw:line draw:style-name="gr12" draw:text-style-name="P7" draw:layer="layout" svg:x1="17.825cm" svg:y1="17.245cm" svg:x2="20.32cm" svg:y2="17.245cm">
          <text:p/>
        </draw:line>
        <draw:line draw:style-name="gr11" draw:text-style-name="P7" draw:layer="layout" svg:x1="15.845cm" svg:y1="4.93cm" svg:x2="15.845cm" svg:y2="5.425cm">
          <text:p/>
        </draw:line>
        <draw:line draw:style-name="gr11" draw:text-style-name="P7" draw:layer="layout" svg:x1="15.845cm" svg:y1="7.33cm" svg:x2="15.845cm" svg:y2="7.825cm">
          <text:p/>
        </draw:line>
        <draw:custom-shape draw:style-name="gr6" draw:text-style-name="P6" xml:id="id18" draw:id="id18" draw:layer="layout" svg:width="3.81cm" svg:height="1.905cm" svg:x="20.815cm" svg:y="4.025cm">
          <text:p text:style-name="P2"><text:span text:style-name="T1">外部超算</text:span></text:p>
          <text:p text:style-name="P2"><text:span text:style-name="T1">系统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7.725cm" svg:y1="8.89cm" svg:x2="20.815cm" svg:y2="4.977cm">
          <text:p/>
        </draw:line>
        <draw:line draw:style-name="gr14" draw:text-style-name="P7" xml:id="id21" draw:id="id21" draw:layer="layout" svg:x1="20.815cm" svg:y1="4.977cm" svg:x2="17.825cm" svg:y2="12.7cm">
          <text:p/>
        </draw:line>
        <draw:frame draw:style-name="gr15" draw:text-style-name="P8" draw:layer="layout" svg:width="3.219cm" svg:height="0.759cm" draw:transform="rotate (0.919788515801012) translate (17.989cm 7.625cm)">
          <draw:text-box>
            <text:p><text:span text:style-name="T3">提交作业</text:span></text:p>
          </draw:text-box>
        </draw:frame>
        <draw:custom-shape draw:style-name="gr6" draw:text-style-name="P6" draw:layer="layout" svg:width="3.81cm" svg:height="1.905cm" svg:x="20.315cm" svg:y="16.325cm">
          <text:p text:style-name="P2"><text:span text:style-name="T1">各种应用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3.81cm" svg:height="1.905cm" svg:x="0.315cm" svg:y="2.125cm">
          <text:p text:style-name="P2"><text:span text:style-name="T1">数据源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2.22cm" svg:y1="4.03cm" svg:x2="4.415cm" svg:y2="9.777cm" draw:start-shape="id15" draw:start-glue-point="2" draw:end-shape="id16" draw:end-glue-point="3" svg:d="M2220 4030v5747h2195" svg:viewBox="0 0 2196 5748">
          <text:p/>
        </draw:connector>
        <draw:custom-shape draw:style-name="gr6" draw:text-style-name="P6" draw:layer="layout" svg:width="3.81cm" svg:height="1.905cm" svg:x="20.315cm" svg:y="14.125cm">
          <text:p text:style-name="P2"><text:span text:style-name="T1">外部机器学习软件包</text:span>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0.315cm" svg:y1="15.04cm" svg:x2="17.825cm" svg:y2="15.04cm">
          <text:p/>
        </draw:line>
        <draw:connector draw:style-name="gr18" draw:text-style-name="P7" draw:layer="layout" draw:line-skew="-1.545cm" svg:x1="8.225cm" svg:y1="9.777cm" svg:x2="13.915cm" svg:y2="3.977cm" draw:start-shape="id16" draw:end-shape="id17" draw:end-glue-point="3" svg:d="M8225 9777h1300v-5800h4390" svg:viewBox="0 0 5691 5801">
          <text:p/>
        </draw:connector>
        <draw:custom-shape draw:style-name="gr19" draw:text-style-name="P9" xml:id="id19" draw:id="id19" draw:layer="layout" svg:width="5.08cm" svg:height="5.08cm" svg:x="19.485cm" svg:y="8.255cm">
          <text:p/>
          <draw:enhanced-geometry svg:viewBox="0 0 21600 21600" draw:type="rectangle" draw:enhanced-path="M 0 0 L 21600 0 21600 21600 0 21600 0 0 Z N"/>
        </draw:custom-shape>
        <draw:connector draw:style-name="gr20" draw:text-style-name="P7" draw:layer="layout" draw:line-skew="-4.36cm" svg:x1="20.815cm" svg:y1="4.977cm" svg:x2="8.225cm" svg:y2="12.177cm" draw:start-shape="id18" draw:end-shape="id12" draw:end-glue-point="1" svg:d="M20815 4977h-10655v7200h-1935" svg:viewBox="0 0 12591 7201">
          <text:p/>
        </draw:connector>
        <draw:frame draw:style-name="gr15" draw:text-style-name="P8" draw:layer="layout" svg:width="5.715cm" svg:height="0.759cm" svg:x="11.93cm" svg:y="10.06cm">
          <draw:text-box>
            <text:p><text:span text:style-name="T3">光谱模拟结</text:span><text:span text:style-name="T3">果</text:span></text:p>
          </draw:text-box>
        </draw:frame>
        <draw:line draw:style-name="gr21" draw:text-style-name="P7" draw:layer="layout" svg:x1="20.815cm" svg:y1="2.54cm" svg:x2="17.725cm" svg:y2="6.35cm">
          <text:p/>
        </draw:line>
        <draw:connector draw:style-name="gr22" draw:text-style-name="P7" draw:layer="layout" draw:line-skew="-4.43cm" svg:x1="19.485cm" svg:y1="10.795cm" svg:x2="8.225cm" svg:y2="12.177cm" draw:start-shape="id19" draw:start-glue-point="3" draw:end-shape="id12" draw:end-glue-point="1" svg:d="M19485 10795h-10060v1382h-1200" svg:viewBox="0 0 11261 1383">
          <text:p/>
        </draw:connector>
        <draw:frame draw:style-name="gr15" draw:text-style-name="P8" draw:layer="layout" svg:width="5.715cm" svg:height="0.759cm" draw:transform="rotate (1.57428698529889) translate (10.076cm 10.641cm)">
          <draw:text-box>
            <text:p><text:span text:style-name="T3">光谱模拟结果</text:span></text:p>
          </draw:text-box>
        </draw:frame>
        <draw:frame draw:style-name="gr15" draw:text-style-name="P8" draw:layer="layout" svg:width="2.266cm" svg:height="0.759cm" draw:transform="rotate (1.29660510130659) translate (22.861cm 7.98cm)">
          <draw:text-box>
            <text:p><text:span text:style-name="T3">作业结果</text:span></text:p>
          </draw:text-box>
        </draw:frame>
        <draw:frame draw:style-name="gr15" draw:text-style-name="P8" draw:layer="layout" svg:width="2.266cm" svg:height="0.759cm" draw:transform="rotate (1.15942222209983) translate (18.431cm 9.286cm)">
          <draw:text-box>
            <text:p><text:span text:style-name="T3">作业结果</text:span></text:p>
          </draw:text-box>
        </draw:frame>
        <draw:connector draw:style-name="gr23" draw:text-style-name="P7" draw:layer="layout" svg:x1="19.485cm" svg:y1="10.795cm" svg:x2="15.92cm" svg:y2="11.625cm" draw:start-shape="id19" draw:start-glue-point="3" draw:end-shape="id20" draw:end-glue-point="0" svg:d="M19485 10795h-3565v830" svg:viewBox="0 0 3566 831">
          <text:p/>
        </draw:connector>
        <draw:connector draw:style-name="gr24" draw:text-style-name="P7" draw:layer="layout" draw:line-skew="3.144cm 2.635cm" svg:x1="22.742cm" svg:y1="5.93cm" svg:x2="17.825cm" svg:y2="8.838cm" draw:end-shape="id21" draw:end-glue-point="3" svg:d="M22742 5930v1690h-2814v1218h-2103" svg:viewBox="0 0 4918 2909">
          <text:p/>
        </draw:connector>
        <draw:frame draw:style-name="gr15" draw:text-style-name="P8" draw:layer="layout" svg:width="2.289cm" svg:height="0.759cm" svg:x="20.331cm" svg:y="7.561cm">
          <draw:text-box>
            <text:p><text:span text:style-name="T3">作业状态</text:span></text:p>
          </draw:text-box>
        </draw:frame>
        <draw:line draw:style-name="gr25" draw:text-style-name="P7" draw:layer="layout" svg:x1="23.495cm" svg:y1="5.93cm" svg:x2="22.86cm" svg:y2="8.255cm">
          <text:p/>
        </draw:line>
        <draw:frame draw:style-name="gr15" draw:text-style-name="P8" draw:layer="layout" svg:width="2.289cm" svg:height="0.759cm" draw:transform="rotate (1.56416407563732) translate (24.509cm 7.814cm)">
          <draw:text-box>
            <text:p><text:span text:style-name="T3">作业结果</text:span></text:p>
          </draw:text-box>
        </draw:frame>
        <draw:connector draw:style-name="gr26" draw:text-style-name="P7" draw:layer="layout" svg:x1="24.625cm" svg:y1="4.977cm" svg:x2="6.32cm" svg:y2="8.33cm" draw:start-shape="id18" draw:start-glue-point="1" draw:end-shape="id22" draw:end-glue-point="0" svg:d="M24625 4977h501v3353h-18806" svg:viewBox="0 0 18807 3354">
          <text:p/>
        </draw:connector>
        <draw:connector draw:style-name="gr27" draw:text-style-name="P7" draw:layer="layout" svg:x1="22.025cm" svg:y1="13.335cm" svg:x2="25.109cm" svg:y2="8.308cm" draw:start-shape="id19" draw:start-glue-point="2" svg:d="M22025 13335v501h3084v-5528" svg:viewBox="0 0 3085 5529">
          <text:p/>
        </draw:connector>
        <draw:frame draw:style-name="gr15" draw:text-style-name="P8" draw:layer="layout" svg:width="5.715cm" svg:height="0.759cm" draw:transform="rotate (1.5711453926453) translate (24.467cm 14.04cm)">
          <draw:text-box>
            <text:p><text:span text:style-name="T3">光谱模拟结果</text:span></text:p>
          </draw:text-box>
        </draw:frame>
        <draw:line draw:style-name="gr28" draw:text-style-name="P7" draw:layer="layout" svg:x1="19.485cm" svg:y1="10.795cm" svg:x2="17.825cm" svg:y2="12.7cm">
          <text:p/>
        </draw:line>
        <draw:frame draw:style-name="gr29" draw:text-style-name="P5" draw:layer="layout" svg:width="4.445cm" svg:height="1.719cm" svg:x="20.32cm" svg:y="11.816cm">
          <draw:text-box>
            <text:p>光谱模拟器</text:p>
          </draw:text-box>
        </draw:frame>
        <draw:custom-shape draw:style-name="gr30" draw:text-style-name="P3" draw:layer="layout" svg:width="3.81cm" svg:height="1.27cm" svg:x="20.32cm" svg:y="8.29cm">
          <text:p text:style-name="P2"><text:span text:style-name="T1">结果分析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3.81cm" svg:height="1.27cm" svg:x="19.52cm" svg:y="10.19cm">
          <text:p text:style-name="P2"><text:span text:style-name="T1">信号模拟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7" draw:layer="layout" svg:x1="22.025cm" svg:y1="9.56cm" svg:x2="21.59cm" svg:y2="10.19cm">
          <text:p/>
        </draw:line>
        <draw:custom-shape draw:style-name="gr32" draw:text-style-name="P10" draw:layer="layout" svg:width="5.08cm" svg:height="1.23cm" svg:x="9.035cm" svg:y="0.2cm">
          <text:p text:style-name="P2"><text:span text:style-name="T1">上游程序</text:span></text:p>
          <draw:enhanced-geometry svg:viewBox="0 0 21600 21600" draw:type="rectangle" draw:enhanced-path="M 0 0 L 21600 0 21600 21600 0 21600 0 0 Z N"/>
        </draw:custom-shape>
        <draw:line draw:style-name="gr33" draw:text-style-name="P7" draw:layer="layout" svg:x1="14.115cm" svg:y1="0.635cm" svg:x2="15.875cm" svg:y2="2.77cm">
          <text:p/>
        </draw:line>
        <draw:frame draw:style-name="gr34" draw:text-style-name="P8" draw:layer="layout" svg:width="2.289cm" svg:height="1.039cm" svg:x="14.856cm" svg:y="0.77cm">
          <draw:text-box>
            <text:p><text:span text:style-name="T3">计算请求</text:span></text:p>
          </draw:text-box>
        </draw:frame>
        <draw:line draw:style-name="gr35" draw:text-style-name="P7" draw:layer="layout" svg:x1="7.62cm" svg:y1="5.715cm" svg:x2="9.525cm" svg:y2="1.43cm">
          <text:p/>
        </draw:line>
        <draw:line draw:style-name="gr36" draw:text-style-name="P7" draw:layer="layout" svg:x1="13.97cm" svg:y1="2.77cm" svg:x2="12.7cm" svg:y2="1.43cm">
          <text:p/>
        </draw:line>
        <draw:frame draw:style-name="gr15" draw:text-style-name="P8" draw:layer="layout" svg:width="2.289cm" svg:height="0.759cm" svg:x="11.057cm" svg:y="1.771cm">
          <draw:text-box>
            <text:p><text:span text:style-name="T3">作业报告</text:span></text:p>
          </draw:text-box>
        </draw:frame>
        <draw:frame draw:style-name="gr39" draw:text-style-name="P8" draw:layer="layout" svg:width="2.289cm" svg:height="0.759cm" svg:x="8.658cm" svg:y="3.175cm">
          <draw:text-box>
            <text:p><text:span text:style-name="T3">数据报告</text:span></text:p>
          </draw:text-box>
        </draw:frame>
        <draw:line draw:style-name="gr37" draw:text-style-name="P7" draw:layer="layout" svg:x1="6.35cm" svg:y1="4.03cm" svg:x2="6.32cm" svg:y2="6.425cm">
          <text:p/>
        </draw:line>
        <presentation:notes draw:style-name="dp1">
          <draw:page-thumbnail draw:style-name="gr38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2" draw:display-name="Arrowheads 5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859cm" svg:height="3.18cm" svg:x="1.269cm" svg:y="0.759cm" presentation:class="title" presentation:placeholder="true">
        <draw:text-box/>
      </draw:frame>
      <draw:frame presentation:style-name="Default-outline1" draw:layer="backgroundobjects" svg:width="22.859cm" svg:height="11.048cm" svg:x="1.269cm" svg:y="4.456cm" presentation:class="outline" presentation:placeholder="true">
        <draw:text-box/>
      </draw:frame>
      <draw:frame presentation:style-name="Mpr1" draw:text-style-name="MP2" draw:layer="backgroundobjects" svg:width="5.917cm" svg:height="1.313cm" svg:x="1.269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6cm" svg:y="17.3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7T11:59:50.451373076</meta:creation-date>
    <dc:date>2025-02-22T14:09:24.537494501</dc:date>
    <meta:editing-duration>PT3H53M33S</meta:editing-duration>
    <meta:editing-cycles>17</meta:editing-cycles>
    <meta:generator>LibreOffice/7.3.7.2$Linux_X86_64 LibreOffice_project/30$Build-2</meta:generator>
    <meta:document-statistic meta:object-count="155"/>
  </office:meta>
</office:document-meta>
</file>